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3-27_11-56-26_01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27_11-56-26_001.jpg</text:p>
          </table:table-cell>
          <table:table-cell table:style-name="ce2" office:value-type="string">
            <text:p>:m :th / 方針　柱 / やること (priority)　⇒　music 素粒子　E2、他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7-03-27_11-56-25_001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3-27_11-54-27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3-27_10-15-06_000.jpg</text:p>
          </table:table-cell>
          <table:table-cell office:value-type="string">
            <text:p>:m music / 楽譜メモ / kb / blues p-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3-27_10-14-50_000.jpg</text:p>
          </table:table-cell>
          <table:table-cell table:style-name="ce2" office:value-type="string">
            <text:p>:m music / 楽譜メモ / kb / stride p-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3-27_07-40-26_01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3-27_07-40-26_01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3-27_07-40-26_01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3-27_07-40-26_009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3-27_07-40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3-26_22-51-26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3-26_22-51-26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3-26_22-51-1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3-26_22-51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3-26_22-51-1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3-26_20-11-25_000.jpg</text:p>
          </table:table-cell>
          <table:table-cell table:style-name="ce3" office:value-type="string">
            <text:p>:m 食べた物/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3-26_18-41-58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3-26_18-24-26_006.jpg</text:p>
          </table:table-cell>
          <table:table-cell office:value-type="string">
            <text:p>:m 1*2 RES / free# 4JZVMD 3#1 / particle physics / バリオン　メソン　ハドロン　レプトン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3-26_17-51-12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7-03-26_16-30-00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3-26_13-53-3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3-26_13-53-2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3-26_13-53-26_005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7-03-26_13-53-26_004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3-26_13-53-26_003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7-03-26_13-53-26_002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7-03-26_13-53-25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3-26_13-53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3-26_13-53-1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3-26_13-53-1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3-26_13-30-08_000.jpg</text:p>
          </table:table-cell>
          <table:table-cell table:style-name="ce3" office:value-type="string">
            <text:p>:m :PHOTO 起きた時刻 / 201703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3-26_04-27-1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3-26_04-26-44_002.jpg</text:p>
          </table:table-cell>
          <table:table-cell table:style-name="ce2" office:value-type="string">
            <text:p>:m :th / 方針　柱 / やること (priority)　⇒　music 素粒子　E2、他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3-25_23-55-13_000.jpg</text:p>
          </table:table-cell>
          <table:table-cell table:style-name="ce3" office:value-type="string">
            <text:p>:m 記録 / 身体　おへそ周り / アトピー / 状況　夜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7-03-25_23-33-44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2017-03-25_23-33-44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017-03-25_23-33-43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7-03-25_23-33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7-03-25_23-32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7-03-25_23-15-06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7-03-25_20-28-42_002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2017-03-25_18-22-29_000.jpg</text:p>
          </table:table-cell>
          <table:table-cell office:value-type="string">
            <text:p>:m 1*2 RES / free# 4JZVMD 2#1 / particle physics / 強い力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3-25_17-41-44_001.jpg</text:p>
          </table:table-cell>
          <table:table-cell table:style-name="ce2" office:value-type="string">
            <text:p>:m :th / 方針　柱 / やること (priority)　⇒　music 素粒子　E2、他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7-03-25_17-32-57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017-03-25_17-11-47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017-03-25_09-01-56_000.jpg</text:p>
          </table:table-cell>
          <table:table-cell office:value-type="string">
            <text:p>:m other / お金 / 貯金から取り崩した金額 / 1000円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2017-03-25_08-24-41_000.jpg</text:p>
          </table:table-cell>
          <table:table-cell office:value-type="string">
            <text:p>:m other / サプリ / 新たに追加 / 組み合わせ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2017-03-25_07-52-18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2017-03-25_06-36-4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2017-03-25_06-36-4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2017-03-25_06-36-42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2017-03-25_06-36-4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2017-03-25_06-36-1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2017-03-25_06-24-28_000.jpg</text:p>
          </table:table-cell>
          <table:table-cell office:value-type="string">
            <text:p>:m :i / invention / 道具 / はさみ　玉ねぎの皮　刻む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2017-03-24_23-38-32_000.jpg</text:p>
          </table:table-cell>
          <table:table-cell table:style-name="ce3" office:value-type="string">
            <text:p>:m 記録 / 身体　おへそ周り / アトピー / 状況　夜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2017-03-24_23-26-11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2017-03-24_23-26-11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2017-03-24_23-25-5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7-03-24_23-25-4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2017-03-24_23-25-1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7-03-24_21-14-26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2017-03-24_21-14-21_000.jpg</text:p>
          </table:table-cell>
          <table:table-cell office:value-type="string">
            <text:p>:m other / サプリ / 買うもの　補充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2017-03-24_21-12-36_000.jpg</text:p>
          </table:table-cell>
          <table:table-cell office:value-type="string">
            <text:p>:m other / サプリ / 新たに追加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2017-03-24_20-03-19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017-03-24_18-37-17_000.jpg</text:p>
          </table:table-cell>
          <table:table-cell office:value-type="string">
            <text:p>:m other / お金 / 貯金から取り崩した金額 / 1000円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017/03/27</text:date>, <text:time>14:5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4:56:06.03</dc:date>
    <dc:creator>岩淵 謙</dc:creator>
    <meta:generator>OpenOffice/4.1.3$Win32 OpenOffice.org_project/413m1$Build-9783</meta:generator>
    <meta:editing-duration>PT1H15M42S</meta:editing-duration>
    <meta:editing-cycles>16</meta:editing-cycles>
    <meta:document-statistic meta:table-count="1" meta:cell-count="201" meta:object-count="0"/>
  </office:meta>
</office:document-meta>
</file>